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b3b3b3" draw:fill-gradient-name="Gradient_20_1" draw:opacity-name="Transparency_20_8" draw:textarea-horizontal-align="center" draw:textarea-vertical-align="middle" draw:shadow="visib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47ff" draw:opacity-name="Transparency_20_7" draw:textarea-horizontal-align="center" draw:textarea-vertical-align="middle" draw:shadow="visible"/>
    </style:style>
    <style:style style:name="gr4" style:family="graphic" style:parent-style-name="standard">
      <style:graphic-properties draw:fill="solid" draw:fill-color="#0047ff" draw:opacity-name="Transparency_20_4" draw:textarea-horizontal-align="center" draw:textarea-vertical-align="middle" draw:shadow="visible"/>
    </style:style>
    <style:style style:name="gr5" style:family="graphic" style:parent-style-name="standard">
      <style:graphic-properties draw:fill="solid" draw:fill-color="#0047ff" draw:opacity-name="Transparency_20_1" draw:textarea-horizontal-align="center" draw:textarea-vertical-align="middle" draw:shadow="visib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path draw:style-name="gr1" draw:text-style-name="P1" draw:layer="layout" svg:width="12.498cm" svg:height="13.059cm" svg:x="4.001cm" svg:y="6.439cm" svg:viewBox="0 0 12499 13060" svg:d="m497 12509c-275-51-497-320-497-596 0-3833 0-7667 0-11500 0-276 222-455 497-404 3809 706 7686 735 11505 76 275-48 497 134 497 410 0 3833 0 7667 0 11500 0 276-222 542-497 590-3819 662-7696 630-11505-76z">
          <text:p/>
        </draw:path>
        <draw:g>
          <draw:custom-shape draw:style-name="gr2" draw:text-style-name="P1" draw:layer="layout" svg:width="6.937cm" svg:height="6.937cm" draw:transform="rotate (-0.785398163398487) translate (13.505cm 11.4cm)">
            <text:p/>
            <draw:enhanced-geometry svg:viewBox="0 0 21600 21600" draw:text-areas="0 0 21600 21600" draw:type="quad-arrow" draw:modifiers="8130.8081402188 9868.76838019057 3010.93988942477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  <draw:path draw:style-name="gr3" draw:text-style-name="P1" draw:layer="layout" svg:width="2.57cm" svg:height="2.999cm" svg:x="12.02cm" svg:y="14.805cm" svg:viewBox="0 0 2571 3000" svg:d="m500 3000c-276 0-500-224-500-500 0-667 0-1333 0-2000 0-276 224-500 500-500 524 0 1047 0 1571 0 276 0 500 224 500 500 0 667 0 1333 0 2000 0 276-224 500-500 500-524 0-1047 0-1571 0z">
            <text:p/>
          </draw:path>
        </draw:g>
        <draw:g>
          <draw:custom-shape draw:style-name="gr2" draw:text-style-name="P1" draw:layer="layout" svg:width="5.169cm" svg:height="5.169cm" draw:transform="rotate (-0.785398163398487) translate (10.955cm 5.5cm)">
            <text:p/>
            <draw:enhanced-geometry svg:viewBox="0 0 21600 21600" draw:text-areas="0 0 21600 21600" draw:mirror-horizontal="false" draw:mirror-vertical="false" draw:type="quad-arrow" draw:modifiers="8130.8081402188 9868.76838019057 3010.93988942477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  <draw:path draw:style-name="gr4" draw:text-style-name="P1" draw:layer="layout" svg:width="3.352cm" svg:height="1.489cm" svg:x="9.204cm" svg:y="8.41cm" svg:viewBox="0 0 3353 1490" svg:d="m500 1490c-276 0-500-224-500-500 0-163 0-327 0-490 0-276 224-500 500-500 784 0 1569 0 2353 0 276 0 500 224 500 500 0 163 0 327 0 490 0 276-224 500-500 500-784 0-1569 0-2353 0z">
            <text:p/>
          </draw:path>
        </draw:g>
        <draw:g>
          <draw:custom-shape draw:style-name="gr2" draw:text-style-name="P1" draw:layer="layout" svg:width="4.779cm" svg:height="4.779cm" draw:transform="rotate (-0.785398163398487) translate (6.179cm 9.241cm)">
            <text:p/>
            <draw:enhanced-geometry svg:viewBox="0 0 21600 21600" draw:text-areas="0 0 21600 21600" draw:type="quad-arrow" draw:modifiers="8130.8081402188 9868.76838019057 3010.93988942477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  <draw:path draw:style-name="gr5" draw:text-style-name="P1" draw:layer="layout" svg:width="0.999cm" svg:height="2.999cm" svg:x="5.679cm" svg:y="11.12cm" svg:viewBox="0 0 1000 3000" svg:d="m500 3000c-276 0-500-224-500-500 0-667 0-1333 0-2000 0-276 224-500 500-500s500 224 500 500c0 667 0 1333 0 2000 0 276-224 500-500 50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100%" draw:end="0%" draw:angle="302" draw:border="0%"/>
    <draw:opacity draw:name="Transparency_20_3" draw:display-name="Transparency 3" draw:style="linear" draw:start="100%" draw:end="0%" draw:angle="871" draw:border="0%"/>
    <draw:opacity draw:name="Transparency_20_4" draw:display-name="Transparency 4" draw:style="linear" draw:start="100%" draw:end="0%" draw:angle="278" draw:border="0%"/>
    <draw:opacity draw:name="Transparency_20_5" draw:display-name="Transparency 5" draw:style="linear" draw:start="100%" draw:end="0%" draw:angle="131" draw:border="0%"/>
    <draw:opacity draw:name="Transparency_20_6" draw:display-name="Transparency 6" draw:style="linear" draw:start="100%" draw:end="0%" draw:angle="300" draw:border="0%"/>
    <draw:opacity draw:name="Transparency_20_7" draw:display-name="Transparency 7" draw:style="linear" draw:start="100%" draw:end="0%" draw:angle="267" draw:border="0%"/>
    <draw:opacity draw:name="Transparency_20_8" draw:display-name="Transparency 8" draw:style="linear" draw:start="100%" draw:end="0%" draw:angle="142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nuel Navarro Pérez</meta:initial-creator>
    <meta:creation-date>2014-02-05T12:27:09.65</meta:creation-date>
    <dc:date>2014-02-05T12:50:55.54</dc:date>
    <dc:creator>Manuel Navarro Pérez</dc:creator>
    <meta:editing-duration>PT23M45S</meta:editing-duration>
    <meta:editing-cycles>3</meta:editing-cycles>
    <meta:generator>OpenOffice.org/3.3$Win32 OpenOffice.org_project/330m20$Build-9567</meta:generator>
    <meta:document-statistic meta:object-count="10"/>
  </office:meta>
</office:document-meta>
</file>